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ans Serif" svg:font-family="'Liberation sans Serif'" style:font-family-generic="swiss"/>
    <style:font-face style:name="Abecedario_punteada" svg:font-family="Abecedario_punteada" style:font-pitch="variable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1" style:family="table">
      <style:table-properties style:width="18.602cm" table:align="margins" style:shadow="none"/>
    </style:style>
    <style:style style:name="Taula1.A" style:family="table-column">
      <style:table-column-properties style:column-width="3.72cm" style:rel-column-width="13107*"/>
    </style:style>
    <style:style style:name="Taula1.A1" style:family="table-cell">
      <style:table-cell-properties fo:padding="0.097cm" fo:border="none"/>
    </style:style>
    <style:style style:name="Taula2" style:family="table">
      <style:table-properties style:width="18.602cm" table:align="margins" style:shadow="none"/>
    </style:style>
    <style:style style:name="Taula2.A" style:family="table-column">
      <style:table-column-properties style:column-width="3.72cm" style:rel-column-width="13107*"/>
    </style:style>
    <style:style style:name="Taula2.A1" style:family="table-cell">
      <style:table-cell-properties fo:padding="0.097cm" fo:border="none"/>
    </style:style>
    <style:style style:name="Taula3" style:family="table">
      <style:table-properties style:width="18.602cm" table:align="margins" style:shadow="none"/>
    </style:style>
    <style:style style:name="Taula3.A" style:family="table-column">
      <style:table-column-properties style:column-width="3.72cm" style:rel-column-width="13107*"/>
    </style:style>
    <style:style style:name="Taula3.A1" style:family="table-cell">
      <style:table-cell-properties fo:padding="0.097cm" fo:border="none"/>
    </style:style>
    <style:style style:name="P1" style:family="paragraph" style:parent-style-name="Standard">
      <style:text-properties officeooo:rsid="00031392" officeooo:paragraph-rsid="00031392"/>
    </style:style>
    <style:style style:name="P2" style:family="paragraph" style:parent-style-name="Standard">
      <style:text-properties style:font-name="Abecedario_punteada" fo:font-size="26pt" officeooo:rsid="00031392" officeooo:paragraph-rsid="00031392" style:font-size-asian="26pt" style:font-size-complex="26pt"/>
    </style:style>
    <style:style style:name="P3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Liberation Sans" fo:font-size="40pt" officeooo:rsid="00031392" officeooo:paragraph-rsid="00031392" style:font-size-asian="40pt" style:font-size-complex="40pt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shadow="none" style:join-border="false"/>
      <style:text-properties style:font-name="Caliban" fo:font-size="26pt" officeooo:rsid="00031392" officeooo:paragraph-rsid="00031392" style:font-size-asian="26pt" style:font-size-complex="26pt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shadow="none" style:join-border="false"/>
      <style:text-properties style:font-name="Caliban" fo:font-size="26pt" officeooo:rsid="00031392" officeooo:paragraph-rsid="00031392" style:font-size-asian="26pt" style:font-size-complex="26pt"/>
    </style:style>
    <style:style style:name="P6" style:family="paragraph" style:parent-style-name="Standard">
      <style:paragraph-properties fo:padding="0cm" fo:border="none" style:shadow="none" style:join-border="false"/>
      <style:text-properties style:font-name="Caliban" fo:font-size="26pt" officeooo:rsid="00031392" officeooo:paragraph-rsid="00031392" style:font-size-asian="26pt" style:font-size-complex="26pt"/>
    </style:style>
    <style:style style:name="P7" style:family="paragraph" style:parent-style-name="Standard">
      <style:paragraph-properties fo:text-align="center" style:justify-single-word="false" fo:padding="0cm" fo:border="none" style:shadow="none" style:join-border="false"/>
      <style:text-properties style:font-name="Caliban" fo:font-size="26pt" officeooo:rsid="00031392" officeooo:paragraph-rsid="00031392" style:font-size-asian="26pt" style:font-size-complex="26pt"/>
    </style:style>
    <style:style style:name="P8" style:family="paragraph" style:parent-style-name="Table_20_Contents">
      <style:paragraph-properties fo:text-align="center" style:justify-single-word="false"/>
      <style:text-properties fo:color="#cccccc" style:font-name="Caliban" fo:font-size="26pt" officeooo:rsid="00031392" officeooo:paragraph-rsid="00031392" style:font-size-asian="26pt" style:font-size-complex="26pt"/>
    </style:style>
    <style:style style:name="P9" style:family="paragraph" style:parent-style-name="Footer">
      <style:paragraph-properties fo:text-align="center" style:justify-single-word="false"/>
      <style:text-properties style:font-name="Liberation sans Serif" officeooo:rsid="00055958" officeooo:paragraph-rsid="00055958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s nombres</text:p>
      <text:p text:style-name="P1"/>
      <text:section text:style-name="Sect1" text:name="Secció1">
        <text:p text:style-name="P2">0 – zero</text:p>
        <text:p text:style-name="P2">1 – u</text:p>
        <text:p text:style-name="P2">2 – dos</text:p>
        <text:p text:style-name="P2">3 – tres</text:p>
        <text:p text:style-name="P2">4 – quatre</text:p>
        <text:p text:style-name="P2">5 – cinc</text:p>
        <text:p text:style-name="P2">6 – sis</text:p>
        <text:p text:style-name="P2">7 – set</text:p>
        <text:p text:style-name="P2">8 – huit</text:p>
        <text:p text:style-name="P2">9 – nou</text:p>
        <text:p text:style-name="P2">10 – deu</text:p>
        <text:p text:style-name="P2">11 – onze</text:p>
        <text:p text:style-name="P2">12 – dotze</text:p>
        <text:p text:style-name="P2">13 – tretze</text:p>
        <text:p text:style-name="P2">14 – catorze</text:p>
        <text:p text:style-name="P2">15 – quinze</text:p>
        <text:p text:style-name="P2">16 – setze</text:p>
        <text:p text:style-name="P2">17 – désset</text:p>
        <text:p text:style-name="P2">18 – dihuit</text:p>
        <text:p text:style-name="P2">19 – deneu</text:p>
        <text:p text:style-name="P2">20 – vint</text:p>
      </text:section>
      <text:section text:style-name="Sect2" text:name="Secció2">
        <text:p text:style-name="P5"/>
        <text:p text:style-name="P6"/>
        <table:table table:name="Taula1" table:style-name="Taula1">
          <table:table-column table:style-name="Taula1.A" table:number-columns-repeated="5"/>
          <table:table-row>
            <table:table-cell table:style-name="Taula1.A1" office:value-type="string">
              <text:p text:style-name="P8">21</text:p>
            </table:table-cell>
            <table:table-cell table:style-name="Taula1.A1" office:value-type="string">
              <text:p text:style-name="P8">22</text:p>
            </table:table-cell>
            <table:table-cell table:style-name="Taula1.A1" office:value-type="string">
              <text:p text:style-name="P8">23</text:p>
            </table:table-cell>
            <table:table-cell table:style-name="Taula1.A1" office:value-type="string">
              <text:p text:style-name="P8">24</text:p>
            </table:table-cell>
            <table:table-cell table:style-name="Taula1.A1" office:value-type="string">
              <text:p text:style-name="P8">25</text:p>
              <text:p text:style-name="P8"/>
            </table:table-cell>
          </table:table-row>
          <table:table-row>
            <table:table-cell table:style-name="Taula1.A1" office:value-type="string">
              <text:p text:style-name="P8">26</text:p>
            </table:table-cell>
            <table:table-cell table:style-name="Taula1.A1" office:value-type="string">
              <text:p text:style-name="P8">27</text:p>
            </table:table-cell>
            <table:table-cell table:style-name="Taula1.A1" office:value-type="string">
              <text:p text:style-name="P8">28</text:p>
            </table:table-cell>
            <table:table-cell table:style-name="Taula1.A1" office:value-type="string">
              <text:p text:style-name="P8">29</text:p>
            </table:table-cell>
            <table:table-cell table:style-name="Taula1.A1" office:value-type="string">
              <text:p text:style-name="P8">30</text:p>
            </table:table-cell>
          </table:table-row>
        </table:table>
        <text:p text:style-name="P4"/>
        <text:p text:style-name="P7"/>
        <table:table table:name="Taula2" table:style-name="Taula2">
          <table:table-column table:style-name="Taula2.A" table:number-columns-repeated="5"/>
          <table:table-row>
            <table:table-cell table:style-name="Taula2.A1" office:value-type="string">
              <text:p text:style-name="P8">31</text:p>
            </table:table-cell>
            <table:table-cell table:style-name="Taula2.A1" office:value-type="string">
              <text:p text:style-name="P8">32</text:p>
            </table:table-cell>
            <table:table-cell table:style-name="Taula2.A1" office:value-type="string">
              <text:p text:style-name="P8">33</text:p>
            </table:table-cell>
            <table:table-cell table:style-name="Taula2.A1" office:value-type="string">
              <text:p text:style-name="P8">34</text:p>
            </table:table-cell>
            <table:table-cell table:style-name="Taula2.A1" office:value-type="string">
              <text:p text:style-name="P8">35</text:p>
              <text:p text:style-name="P8"/>
            </table:table-cell>
          </table:table-row>
          <table:table-row>
            <table:table-cell table:style-name="Taula2.A1" office:value-type="string">
              <text:p text:style-name="P8">36</text:p>
            </table:table-cell>
            <table:table-cell table:style-name="Taula2.A1" office:value-type="string">
              <text:p text:style-name="P8">37</text:p>
            </table:table-cell>
            <table:table-cell table:style-name="Taula2.A1" office:value-type="string">
              <text:p text:style-name="P8">38</text:p>
            </table:table-cell>
            <table:table-cell table:style-name="Taula2.A1" office:value-type="string">
              <text:p text:style-name="P8">39</text:p>
            </table:table-cell>
            <table:table-cell table:style-name="Taula2.A1" office:value-type="string">
              <text:p text:style-name="P8">40</text:p>
            </table:table-cell>
          </table:table-row>
        </table:table>
        <text:p text:style-name="P5"/>
        <text:p text:style-name="P6"/>
        <table:table table:name="Taula3" table:style-name="Taula3">
          <table:table-column table:style-name="Taula3.A" table:number-columns-repeated="5"/>
          <table:table-row>
            <table:table-cell table:style-name="Taula3.A1" office:value-type="string">
              <text:p text:style-name="P8">41</text:p>
            </table:table-cell>
            <table:table-cell table:style-name="Taula3.A1" office:value-type="string">
              <text:p text:style-name="P8">42</text:p>
            </table:table-cell>
            <table:table-cell table:style-name="Taula3.A1" office:value-type="string">
              <text:p text:style-name="P8">43</text:p>
            </table:table-cell>
            <table:table-cell table:style-name="Taula3.A1" office:value-type="string">
              <text:p text:style-name="P8">44</text:p>
            </table:table-cell>
            <table:table-cell table:style-name="Taula3.A1" office:value-type="string">
              <text:p text:style-name="P8">45</text:p>
              <text:p text:style-name="P8"/>
            </table:table-cell>
          </table:table-row>
          <table:table-row>
            <table:table-cell table:style-name="Taula3.A1" office:value-type="string">
              <text:p text:style-name="P8">46</text:p>
            </table:table-cell>
            <table:table-cell table:style-name="Taula3.A1" office:value-type="string">
              <text:p text:style-name="P8">47</text:p>
            </table:table-cell>
            <table:table-cell table:style-name="Taula3.A1" office:value-type="string">
              <text:p text:style-name="P8">48</text:p>
            </table:table-cell>
            <table:table-cell table:style-name="Taula3.A1" office:value-type="string">
              <text:p text:style-name="P8">49</text:p>
            </table:table-cell>
            <table:table-cell table:style-name="Taula3.A1" office:value-type="string">
              <text:p text:style-name="P8">50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ans Serif" svg:font-family="'Liberation sans Serif'" style:font-family-generic="swiss"/>
    <style:font-face style:name="Abecedario_punteada" svg:font-family="Abecedario_punteada" style:font-pitch="variable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 Serif" officeooo:rsid="00055958" officeooo:paragraph-rsid="00055958"/>
    </style:style>
    <style:style style:name="MT1" style:family="text"/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inclusa.github.io/lectura">http://inclusa.github.io/lectura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7:56:46.655676371</meta:creation-date>
    <dc:date>2016-11-05T18:17:56.125988727</dc:date>
    <meta:editing-duration>PT5M28S</meta:editing-duration>
    <meta:editing-cycles>2</meta:editing-cycles>
    <meta:generator>LibreOffice/4.2.8.2$Linux_X86_64 LibreOffice_project/420m0$Build-2</meta:generator>
    <meta:document-statistic meta:table-count="3" meta:image-count="0" meta:object-count="0" meta:page-count="1" meta:paragraph-count="53" meta:word-count="75" meta:character-count="290" meta:non-whitespace-character-count="247"/>
  </office:meta>
</office:document-meta>
</file>